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a1180" officeooo:paragraph-rsid="000a1180"/>
    </style:style>
    <style:style style:name="P2" style:family="paragraph" style:parent-style-name="Text_20_body">
      <style:text-properties fo:font-size="15pt" fo:font-weight="bold" officeooo:rsid="000a1180" officeooo:paragraph-rsid="000a1180" style:font-size-asian="13.1000003814697pt" style:font-weight-asian="bold" style:font-size-complex="15pt" style:font-weight-complex="bold"/>
    </style:style>
    <style:style style:name="P3" style:family="paragraph" style:parent-style-name="Text_20_body">
      <style:text-properties fo:font-size="12pt" fo:font-weight="normal" officeooo:rsid="000a1180" officeooo:paragraph-rsid="000a1180" style:font-size-asian="10.5pt" style:font-weight-asian="normal" style:font-size-complex="12pt" style:font-weight-complex="normal"/>
    </style:style>
    <style:style style:name="P4" style:family="paragraph" style:parent-style-name="Text_20_body">
      <style:text-properties style:font-name="Liberation Serif" fo:font-size="12pt" fo:font-weight="normal" officeooo:rsid="000a1180" officeooo:paragraph-rsid="000a1180" style:font-size-asian="10.5pt" style:font-weight-asian="normal" style:font-size-complex="12pt" style:font-weight-complex="normal"/>
    </style:style>
    <style:style style:name="P5" style:family="paragraph" style:parent-style-name="Text_20_body">
      <style:text-properties style:font-name="Liberation Serif" fo:font-size="15pt" fo:font-weight="bold" officeooo:rsid="000a1180" officeooo:paragraph-rsid="000a1180" style:font-size-asian="13.1000003814697pt" style:font-weight-asian="bold" style:font-size-complex="15pt" style:font-weight-complex="bold"/>
    </style:style>
    <style:style style:name="P6" style:family="paragraph" style:parent-style-name="Text_20_body" style:list-style-name="L1">
      <style:paragraph-properties fo:margin-top="0cm" fo:margin-bottom="0cm" style:contextual-spacing="false"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text-properties officeooo:paragraph-rsid="000a1180"/>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text-properties officeooo:paragraph-rsid="000a1180"/>
    </style:style>
    <style:style style:name="P12" style:family="paragraph" style:parent-style-name="Title">
      <style:text-properties officeooo:rsid="000a1180" officeooo:paragraph-rsid="000a1180"/>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erif" fo:font-size="12pt" fo:font-weight="normal" officeooo:rsid="000a1180" style:font-size-asian="10.5pt" style:font-weight-asian="normal" style:font-size-complex="12pt" style:font-weight-complex="normal"/>
    </style:style>
    <style:style style:name="T3" style:family="text">
      <style:text-properties style:font-name="Arial"/>
    </style:style>
    <style:style style:name="T4" style:family="text">
      <style:text-properties style:font-name="Arial" fo:font-size="12pt"/>
    </style:style>
    <style:style style:name="T5" style:family="text">
      <style:text-properties style:font-name="Arial" fo:font-size="12pt" officeooo:rsid="000a1180" style:font-size-asian="10.5pt" style:font-size-complex="12pt"/>
    </style:style>
    <style:style style:name="T6" style:family="text">
      <style:text-properties style:font-name="Arial" fo:font-size="12pt" fo:font-weight="normal" officeooo:rsid="000a1180" style:font-size-asian="10.5pt" style:font-weight-asian="normal" style:font-size-complex="12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ristian Lage Fern<text:span text:style-name="T1">ández</text:span></text:p>
      <text:p text:style-name="P1"><text:span text:style-name="T1"/></text:p>
      <text:p text:style-name="P2">1- Cal é o día internacional do Tester de Software?</text:p>
      <text:p text:style-name="P3">9 de Septiembre.</text:p>
      <text:p text:style-name="P2">2- Que erro de software foi documentado por primeira vez? Explica o orixe do termo bug para referirse aos erros de software?</text:p>
      <text:p text:style-name="P4">Los orígenes del incidente más famoso se remontan a 1947, cuando el equipo encargado de trabajar en la súper-computadora Mark II de la Universidad de Harvard compartió el primer reporte de un error, causado ni más ni menos que por un “bicho”, lo que se conoce en el mundo informático como “bug”.</text:p>
      <text:p text:style-name="P4">La súper-computadora tuvo un fallo en un relé electromagnético y, cuando se investigó el motivo, se detectó que una pequeña y simple polilla se había colado en el relé, provocando que éste quedara abierto y no hiciese contacto correctamente.</text:p>
      <text:p text:style-name="P5">3- Cal é a función dun tester?</text:p>
      <text:p text:style-name="P4"><text:span text:style-name="T3">Los Testers son los </text:span><text:span text:style-name="Strong_20_Emphasis"><text:span text:style-name="T3">profesionales encargados de velar por la calidad del software</text:span></text:span><text:span text:style-name="T3">, garantizando que todo funcione correctamente de acuerdo a lo definido y que los defectos no lleguen al usuario. Hoy en día no se concibe el desarrollo de software sin realizar pruebas, ya que éstas serán el instrumento principal para asegurar la calidad de dicho software.</text:span></text:p>
      <text:p text:style-name="P5">4- Que cualidades e habilidades en que ter un tester?</text:p>
      <text:list xml:id="list1993664756" text:style-name="L2">
        <text:list-item>
          <text:p text:style-name="P8"><text:span text:style-name="Strong_20_Emphasis"><text:span text:style-name="T5">Curiosidad</text:span></text:span><text:span text:style-name="T6">: Un buen tester debe tener amplios conocimientos de lo que va a probar, pero también debe ser curioso y tendrá que plantearse en cada situación qué sucede, por ejemplo, si ejecutas un botón u otro, si clicas en un determinado lugar…</text:span><text:span text:style-name="T2"> </text:span></text:p>
        </text:list-item>
      </text:list>
      <text:list xml:id="list4021924890" text:style-name="L1">
        <text:list-item>
          <text:p text:style-name="P6"><text:span text:style-name="Strong_20_Emphasis"><text:span text:style-name="T4">Observación</text:span></text:span><text:span text:style-name="T4">: Un buen tester tiende a analizar detalles que los demás no ven y dará importancia a cosas que otros no darán.</text:span> </text:p>
        </text:list-item>
        <text:list-item>
          <text:p text:style-name="P6"><text:span text:style-name="Strong_20_Emphasis"><text:span text:style-name="T4">Pensamiento lateral o razonamiento creativo</text:span></text:span><text:span text:style-name="T4">: Equivaldría a resolver problemas buscando vías alternativas y, en ocasiones, de una manera imaginativa o creativa.</text:span> </text:p>
        </text:list-item>
        <text:list-item>
          <text:p text:style-name="P6"><text:span text:style-name="Strong_20_Emphasis"><text:span text:style-name="T4">Comunicación</text:span></text:span><text:span text:style-name="T4">: Dado que el fin último del tester es reportar y dar a conocer los defectos localizados, o lo que es lo mismo, “incidencias”, es fundamental la comunicación tanto oral como escrita para ser capaz de transmitir ideas concretas y de valor.</text:span> </text:p>
        </text:list-item>
        <text:list-item>
          <text:p text:style-name="P7"><text:span text:style-name="Strong_20_Emphasis"><text:span text:style-name="T4">Empatía o “encanto social”</text:span></text:span><text:span text:style-name="T4">: A la hora de reportar, cuidar las formas es fundamental. Si un tester trabaja codo con codo con el equipo de desarrollo, tiene que dejar muy claro que está en el mismo barco que el equipo de desarrollo, teniendo ambas partes el mismo objetivo, es decir, la calidad del software.</text:span> </text:p>
        </text:list-item>
      </text:list>
      <text:p text:style-name="P5"><text:soft-page-break/>5- Indica os diferentes roles or perfiles involucrados no proceso de probas?</text:p>
      <text:list xml:id="list554473590" text:style-name="L4">
        <text:list-item>
          <text:p text:style-name="P11"><text:span text:style-name="Strong_20_Emphasis"><text:span text:style-name="T5">QA Manager</text:span></text:span><text:span text:style-name="T6">, orientado al control y gestión de las pruebas</text:span><text:span text:style-name="T2"> </text:span></text:p>
        </text:list-item>
      </text:list>
      <text:list xml:id="list1886124273" text:style-name="L3">
        <text:list-item>
          <text:p text:style-name="P10"><text:span text:style-name="Strong_20_Emphasis"><text:span text:style-name="T4">Analista QA</text:span></text:span><text:span text:style-name="T4">, perfil similar a un analista y que suele ser el encargado del diseño de las pruebas</text:span> </text:p>
        </text:list-item>
        <text:list-item>
          <text:p text:style-name="P10"><text:span text:style-name="Strong_20_Emphasis"><text:span text:style-name="T4">Tester</text:span></text:span><text:span text:style-name="T4">, persona encargada de ejecutar los casos de prueba.</text:span> </text:p>
        </text:list-item>
        <text:list-item>
          <text:p text:style-name="P9"><text:span text:style-name="Strong_20_Emphasis"><text:span text:style-name="T4">Profesionales con perfiles más técnicos</text:span></text:span><text:span text:style-name="T4">, encargados de la automatización de las pruebas o de las pruebas de rendimiento.</text:span> </text:p>
        </text:list-item>
      </text:list>
      <text:p text:style-name="P5">6- Busca quen utilizou por primeira vez o termo Bug no contexto informático</text:p>
      <text:p text:style-name="P4">Lo utilizó Thomas Edis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8:14:47.715874885</meta:creation-date>
    <dc:date>2024-02-19T18:23:02.394966250</dc:date>
    <meta:editing-duration>PT8M15S</meta:editing-duration>
    <meta:editing-cycles>1</meta:editing-cycles>
    <meta:document-statistic meta:table-count="0" meta:image-count="0" meta:object-count="0" meta:page-count="2" meta:paragraph-count="21" meta:word-count="478" meta:character-count="2797" meta:non-whitespace-character-count="2340"/>
    <meta:generator>LibreOffice/7.3.7.2$Linux_X86_64 LibreOffice_project/30$Build-2</meta:generator>
  </office:meta>
</office:document-meta>
</file>